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language="en" fo:country="US" fo:font-weight="bold" officeooo:rsid="000506f5" officeooo:paragraph-rsid="000506f5" style:font-weight-asian="bold" style:font-weight-complex="bold"/>
    </style:style>
    <style:style style:name="P2" style:family="paragraph" style:parent-style-name="Standard">
      <style:paragraph-properties fo:text-align="center" style:justify-single-word="false"/>
      <style:text-properties fo:language="en" fo:country="US" fo:font-weight="bold" officeooo:paragraph-rsid="000506f5" style:font-weight-asian="bold" style:font-weight-complex="bold"/>
    </style:style>
    <style:style style:name="P3" style:family="paragraph" style:parent-style-name="Standard">
      <style:text-properties fo:language="en" fo:country="US" officeooo:paragraph-rsid="000506f5"/>
    </style:style>
    <style:style style:name="P4" style:family="paragraph" style:parent-style-name="Text_20_body">
      <style:text-properties fo:language="en" fo:country="US" officeooo:rsid="000506f5" officeooo:paragraph-rsid="000506f5"/>
    </style:style>
    <style:style style:name="P5" style:family="paragraph" style:parent-style-name="Text_20_body">
      <style:text-properties fo:language="en" fo:country="US" officeooo:rsid="000506f5" officeooo:paragraph-rsid="0008f031"/>
    </style:style>
    <style:style style:name="P6" style:family="paragraph" style:parent-style-name="Standard">
      <style:text-properties fo:language="es" fo:country="AR" fo:font-weight="bold" officeooo:rsid="0006e323" officeooo:paragraph-rsid="0006e323" fo:background-color="#ffff00" style:font-weight-asian="bold" style:font-weight-complex="bold"/>
    </style:style>
    <style:style style:name="P7" style:family="paragraph" style:parent-style-name="Standard">
      <style:text-properties fo:language="es" fo:country="AR" officeooo:rsid="0006e323" officeooo:paragraph-rsid="0006e323"/>
    </style:style>
    <style:style style:name="P8" style:family="paragraph" style:parent-style-name="Standard">
      <style:text-properties fo:language="es" fo:country="AR" officeooo:rsid="00085ee6" officeooo:paragraph-rsid="00085ee6"/>
    </style:style>
    <style:style style:name="P9" style:family="paragraph" style:parent-style-name="Standard">
      <style:text-properties fo:language="es" fo:country="AR" officeooo:rsid="0008f031" officeooo:paragraph-rsid="0008f031"/>
    </style:style>
    <style:style style:name="P10" style:family="paragraph">
      <style:text-properties fo:language="en" fo:country="US"/>
    </style:style>
    <style:style style:name="P11" style:family="paragraph" style:parent-style-name="Text_20_body" style:list-style-name="L1">
      <style:text-properties fo:language="en" fo:country="US"/>
    </style:style>
    <style:style style:name="P12" style:family="paragraph" style:parent-style-name="Text_20_body">
      <style:text-properties fo:language="en" fo:country="US"/>
    </style:style>
    <style:style style:name="P13" style:family="paragraph" style:parent-style-name="Text_20_body">
      <style:text-properties fo:language="en" fo:country="US" fo:font-weight="bold" officeooo:rsid="001437c9" officeooo:paragraph-rsid="001437c9" style:font-weight-asian="bold" style:font-weight-complex="bold"/>
    </style:style>
    <style:style style:name="P14" style:family="paragraph" style:list-style-name="L2">
      <style:text-properties fo:language="en" fo:country="US"/>
    </style:style>
    <style:style style:name="P15" style:family="paragraph" style:parent-style-name="Text_20_body">
      <style:text-properties fo:language="en" fo:country="US" officeooo:paragraph-rsid="0015fa73"/>
    </style:style>
    <style:style style:name="T1" style:family="text">
      <style:text-properties fo:font-weight="bold" style:font-weight-asian="bold" style:font-weight-complex="bold"/>
    </style:style>
    <style:style style:name="T2" style:family="text">
      <style:text-properties fo:font-weight="bold" officeooo:rsid="000506f5" style:font-weight-asian="bold" style:font-weight-complex="bold"/>
    </style:style>
    <style:style style:name="T3" style:family="text">
      <style:text-properties fo:font-weight="bold" officeooo:rsid="000b5694" style:font-weight-asian="bold" style:font-weight-complex="bold"/>
    </style:style>
    <style:style style:name="T4" style:family="text">
      <style:text-properties fo:font-weight="bold" officeooo:rsid="0015fa73" fo:background-color="#ffff00" loext:char-shading-value="0" style:font-weight-asian="bold" style:font-weight-complex="bold"/>
    </style:style>
    <style:style style:name="T5" style:family="text">
      <style:text-properties officeooo:rsid="00085ee6"/>
    </style:style>
    <style:style style:name="T6" style:family="text">
      <style:text-properties fo:language="en" fo:country="US"/>
    </style:style>
    <style:style style:name="T7" style:family="text">
      <style:text-properties fo:language="en" fo:country="US" officeooo:rsid="0015fa73"/>
    </style:style>
    <style:style style:name="T8" style:family="text">
      <style:text-properties fo:language="en" fo:country="US" fo:font-weight="bold" officeooo:rsid="0015fa73" style:font-weight-asian="bold" style:font-weight-complex="bold"/>
    </style:style>
    <style:style style:name="T9" style:family="text">
      <style:text-properties fo:language="en" fo:country="US" fo:font-weight="bold" officeooo:rsid="0015fa73" fo:background-color="#ffff00" loext:char-shading-value="0" style:font-weight-asian="bold" style:font-weight-complex="bold"/>
    </style:style>
    <style:style style:name="T10" style:family="text">
      <style:text-properties fo:language="en" fo:country="US" fo:font-weight="bold" officeooo:rsid="0015fa73" fo:background-color="#ffff00" loext:char-shading-value="0" style:font-weight-asian="bold" style:font-weight-complex="bold"/>
    </style:style>
    <style:style style:name="T11" style:family="text">
      <style:text-properties officeooo:rsid="000b5694"/>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0e451"/>
    </style:style>
    <style:style style:name="T14" style:family="text">
      <style:text-properties fo:font-variant="normal" fo:text-transform="none" fo:color="#ececf1" loext:opacity="100%" style:font-name="S hne" fo:font-size="12pt" fo:letter-spacing="normal" fo:font-style="normal" fo:font-weight="normal"/>
    </style:style>
    <style:style style:name="T15" style:family="text">
      <style:text-properties fo:font-variant="normal" fo:text-transform="none" fo:color="#d1d5db" loext:opacity="100%" style:font-name="S hne" fo:font-size="12pt" fo:letter-spacing="normal" fo:font-style="normal"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GR Software – Workout<text:line-break/></text:p>
      <text:p text:style-name="P1">NOTES AND SUGGESTIONS</text:p>
      <text:p text:style-name="P2"/>
      <text:p text:style-name="P3"><text:span text:style-name="T2">23/05 ChatGPT</text:span><text:line-break/><text:line-break/>Based on the current functionality of your program, here are a few suggestions for potential next features you could consider adding:<text:line-break/></text:p>
      <text:list text:style-name="L1">
        <text:list-item>
          <text:p text:style-name="P11">Edit/Delete Exercise: Allow the user to modify or remove an existing exercise from the routine. This feature would enhance the flexibility of the program by enabling users to update their workout routine as needed.</text:p>
        </text:list-item>
        <text:list-item>
          <text:p text:style-name="P11">Calculate Total Workout Time: Add a feature that calculates the total time spent on the workout routine. You could track the duration of each exercise and provide a summary of the total workout time at the end or upon request.</text:p>
        </text:list-item>
        <text:list-item>
          <text:p text:style-name="P11">Graphical User Interface (GUI): Consider developing a graphical user interface for your program to enhance the user experience. A GUI can make it easier for users to interact with the application, providing buttons, check-boxes, and other visual elements for adding exercises, displaying routines, and performing other actions.</text:p>
        </text:list-item>
        <text:list-item>
          <text:p text:style-name="P11">Save and Load Multiple Routines: Extend the program to support saving and loading multiple workout routines. This way, users can create and manage different routines for various purposes, such as strength training, cardio, or specific training programs.</text:p>
        </text:list-item>
        <text:list-item>
          <text:p text:style-name="P11">Track Progress and Set Goals: Implement a feature that allows users to set exercise goals and track their progress over time. This could involve setting target weights, repetitions, or overall performance metrics to help users monitor their improvement and stay motivated.</text:p>
        </text:list-item>
        <text:list-item>
          <text:p text:style-name="P11">Exercise Library: Create a library of predefined exercises with descriptions and guidelines. Users can then select exercises from the library instead of manually inputting all the details. This can save time and provide guidance for users who may be unsure about exercise names or techniques.</text:p>
        </text:list-item>
      </text:list>
      <text:p text:style-name="P12">Remember to prioritize features based on the needs and goals of your target users. Adding one or more of these features can enhance the functionality and usefulness of your program.</text:p>
      <text:p text:style-name="P13">05/07 ChatGPT</text:p>
      <text:p text:style-name="P12">Looking at your program, here are a few suggestions to improve its efficiency:</text:p>
      <text:list text:style-name="L2">
        <text:list-item>
          <text:p text:style-name="Text_20_body">Use Constants: Consider using constants for values that are fixed throughout the program, such as the maximum number of exercises or the file name. This way, you can define them once and reuse them throughout the code, making it easier to update them if needed.</text:p>
        </text:list-item>
        <text:list-item>
          <text:p text:style-name="Text_20_body">Restructure Data Storage: Instead of using separate arrays for each exercise detail (ExerciseName, ExerciseMuscle, ExerciseWeight, ExerciseTimes, ExerciseSets), you could consider using a single array or a data structure like a record or object to store all the exercise details together. This can simplify your code and make it more maintainable.</text:p>
        </text:list-item>
        <text:list-item>
          <text:p text:style-name="Text_20_body"><text:soft-page-break/>Input Validation: Implement input validation to ensure that the user enters valid data. For example, you can check if the exercise number is within the valid range (1 to 6) before proceeding. This helps prevent errors and unexpected behavior.</text:p>
        </text:list-item>
        <text:list-item>
          <text:p text:style-name="Text_20_body">Modularize Code: Break down your code into smaller, reusable procedures or functions. This improves code readability, makes it easier to maintain and debug, and allows for code reuse.</text:p>
        </text:list-item>
        <text:list-item>
          <text:p text:style-name="Text_20_body">Error Handling: Add error handling mechanisms, such as error checking when opening or writing to files, to handle any unexpected situations gracefully.</text:p>
        </text:list-item>
        <text:list-item>
          <text:p text:style-name="Text_20_body">Streamline File Operations: Instead of opening and closing the file multiple times in the Load and Save procedures, consider keeping the file open throughout the program's execution and only closing it when the program exits or when the user explicitly chooses to save.</text:p>
        </text:list-item>
        <text:list-item>
          <text:p text:style-name="Text_20_body">Optimize Loops: Review your loops to ensure they are efficient. For example, in the ShowRoutine procedure, you can use a loop that iterates over the ExercisesNumber directly instead of going up to 7 and checking if the exercise exists.</text:p>
        </text:list-item>
      </text:list>
      <text:p text:style-name="P12">Remember, efficiency can be improved in different ways, depending on the specific requirements and constraints of your program. Consider these suggestions as starting points and adapt them to suit your needs.</text:p>
      <text:p text:style-name="P12"/>
      <text:p text:style-name="P4">=======================================================================</text:p>
      <text:p text:style-name="P6">IDEAS</text:p>
      <text:p text:style-name="P7"/>
      <text:p text:style-name="P7"><text:span text:style-name="T1">*</text:span> <text:span text:style-name="T3">DIFICULTAD DE RUTINA:</text:span><text:span text:style-name="T11"> </text:span>Que se pueda variar la dificultad de la rutina. En nivel FÁCIL, INTERMEDIO, DIFICIL. Que varíe la cantidad de veces y de repeticiones que se hacen los ejercicios. Por ejemplo, FÁCIL + 5 veces y + 1 repetición, INTERMEDIO + 10 veces y +2 repeticiones, DIFICIL + 15 veces y + 3 repeticiones, se suma a lo determinado como normal en la rutina.</text:p>
      <text:p text:style-name="P7"/>
      <text:p text:style-name="P7">Estas dificultades podrían variar, de forma aleatoria también, en cada uno de los entrenamientos o sesiones. Puede ser una <text:span text:style-name="T12">opción, ACTIVADO/DESACTIVADO</text:span>.</text:p>
      <text:p text:style-name="P7"/>
      <text:p text:style-name="P7"><text:span text:style-name="T1">*</text:span> <text:span text:style-name="T3">ORDEN ALEATORIO DE EJERCICIOS:</text:span><text:span text:style-name="T11"> </text:span>Que se pueda variar el orden de los ejercicios de forma aleatoria. Que sea una <text:span text:style-name="T12">opción ACTIVADO/DESACTIVADO</text:span>. De esta forma cada sesión de entrenamiento <text:span text:style-name="T5">podría ser</text:span> diferente.</text:p>
      <text:p text:style-name="P7"/>
      <text:p text:style-name="P8"><text:span text:style-name="T1">* </text:span><text:span text:style-name="T3">EJERCICIOS SIMPLES / COMBINADOS:</text:span><text:span text:style-name="T11"> </text:span>Que se puedan presentar ejercicios combinados. Que aparezcan los dos ejercicios a ser combinados, juntos. El usuario puede elegir entre ver la rutina de forma simple individual, o ver los ejercicios combinados. <text:span text:style-name="T13">OPCIONAL.</text:span></text:p>
      <text:p text:style-name="P8"/>
      <text:p text:style-name="P8"><text:span text:style-name="T1">* </text:span><text:span text:style-name="T3">COLORES PARA CADA GRUPO MUSCULAR:</text:span><text:span text:style-name="T11"> </text:span>Que los ejercicios muestren un color determinado dependiendo del musculo que se trabaja. Por ejemplo, BÍCEPS que sea presentado de color rojo, CORE que sea gris, PECTORALES que sea azul, etc.</text:p>
      <text:p text:style-name="P8"/>
      <text:p text:style-name="P9"><text:span text:style-name="T1">* </text:span><text:span text:style-name="T3">MANUAL DE EJERCICIOS:</text:span><text:span text:style-name="T11"> </text:span>Manual con lista de ejercicios.</text:p>
      <text:p text:style-name="P8"/>
      <text:p text:style-name="P5"><text:soft-page-break/>=======================================================================</text:p>
      <text:p text:style-name="P5"/>
      <text:p text:style-name="P15"><text:span text:style-name="T4">CHATGPT PROMPT</text:span><text:line-break/><text:line-break/>Imagine that we are working together as programming co-workers on a project called WORKOUT.BAS. This program is an open-source project written in Qbasic and hosted on GitHub. As part of our collaboration, I would like you to review the code periodically, suggest new features and improvements, and provide guidance on optimizing and enhancing the code for efficiency. Additionally, please be available to teach me whenever necessary. Let's ensure a productive partnership and contribute to the success of this pro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3T11:50:46.679000000</meta:creation-date>
    <dc:date>2023-07-05T11:31:17.558000000</dc:date>
    <meta:editing-duration>PT28M11S</meta:editing-duration>
    <meta:editing-cycles>13</meta:editing-cycles>
    <meta:generator>LibreOffice/7.4.2.3$Windows_X86_64 LibreOffice_project/382eef1f22670f7f4118c8c2dd222ec7ad009daf</meta:generator>
    <meta:document-statistic meta:table-count="0" meta:image-count="0" meta:object-count="0" meta:page-count="3" meta:paragraph-count="30" meta:word-count="916" meta:character-count="5910" meta:non-whitespace-character-count="5032"/>
  </office:meta>
</office:document-meta>
</file>